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2AD225E5A26D99693E.png" manifest:media-type="image/png"/>
  <manifest:file-entry manifest:full-path="Pictures/10000000000003A1000002674262A8F15F17FDFE.png" manifest:media-type="image/png"/>
  <manifest:file-entry manifest:full-path="Pictures/10000000000003F40000030D95B216C905DF2817.png" manifest:media-type="image/png"/>
  <manifest:file-entry manifest:full-path="Pictures/100000000000032400000124B8617F44732F32C2.png" manifest:media-type="image/png"/>
  <manifest:file-entry manifest:full-path="Pictures/100000000000037B0000035CC351F2762A3EB267.png" manifest:media-type="image/png"/>
  <manifest:file-entry manifest:full-path="Pictures/100000000000036D000002F1C2BD312C31375512.png" manifest:media-type="image/png"/>
  <manifest:file-entry manifest:full-path="Pictures/10000000000003DF00000252FC56BCAC14ED3393.png" manifest:media-type="image/png"/>
  <manifest:file-entry manifest:full-path="Pictures/10000000000002D100000201E0E7521D044A1F6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e71" officeooo:paragraph-rsid="00003e71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Изображение1" text:anchor-type="paragraph" svg:width="9.26cm" svg:height="7.885cm" draw:z-index="0"><draw:image xlink:href="Pictures/100000000000015E0000012AD225E5A26D99693E.png" xlink:type="simple" xlink:show="embed" xlink:actuate="onLoad" loext:mime-type="image/png"/></draw:frame>1 <text:span text:style-name="T1">задание </text:span></text:p>
      <text:p text:style-name="P1"><draw:frame draw:style-name="fr4" draw:name="Изображение2" text:anchor-type="paragraph" svg:width="17.59cm" svg:height="6.387cm" draw:z-index="1"><draw:image xlink:href="Pictures/100000000000032400000124B8617F44732F32C2.png" xlink:type="simple" xlink:show="embed" xlink:actuate="onLoad" loext:mime-type="image/png"/></draw:frame><text:span text:style-name="T1"/></text:p>
      <text:p text:style-name="P1"><text:span text:style-name="T1">продолжентие </text:span></text:p>
      <text:p text:style-name="P1"><draw:frame draw:style-name="fr2" draw:name="Изображение3" text:anchor-type="paragraph" svg:width="17.59cm" svg:height="13.573cm" draw:z-index="2"><draw:image xlink:href="Pictures/10000000000003F40000030D95B216C905DF2817.png" xlink:type="simple" xlink:show="embed" xlink:actuate="onLoad" loext:mime-type="image/png"/></draw:frame><text:soft-page-break/><text:span text:style-name="T1"/></text:p>
      <text:p text:style-name="P1"><draw:frame draw:style-name="fr3" draw:name="Изображение4" text:anchor-type="paragraph" svg:width="17.59cm" svg:height="16.977cm" draw:z-index="3"><draw:image xlink:href="Pictures/100000000000037B0000035CC351F2762A3EB267.png" xlink:type="simple" xlink:show="embed" xlink:actuate="onLoad" loext:mime-type="image/png"/></draw:frame><text:soft-page-break/><text:span text:style-name="T1"/></text:p>
      <text:p text:style-name="P1"><draw:frame draw:style-name="fr2" draw:name="Изображение5" text:anchor-type="paragraph" svg:width="17.59cm" svg:height="15.102cm" draw:z-index="4"><draw:image xlink:href="Pictures/100000000000036D000002F1C2BD312C31375512.png" xlink:type="simple" xlink:show="embed" xlink:actuate="onLoad" loext:mime-type="image/png"/></draw:frame><text:span text:style-name="T1"/></text:p>
      <text:p text:style-name="P1"><draw:frame draw:style-name="fr1" draw:name="Изображение6" text:anchor-type="paragraph" svg:width="17.59cm" svg:height="10.543cm" draw:z-index="5"><draw:image xlink:href="Pictures/10000000000003DF00000252FC56BCAC14ED3393.png" xlink:type="simple" xlink:show="embed" xlink:actuate="onLoad" loext:mime-type="image/png"/></draw:frame><text:soft-page-break/><text:span text:style-name="T1"/></text:p>
      <text:p text:style-name="P1"><draw:frame draw:style-name="fr1" draw:name="Изображение7" text:anchor-type="paragraph" svg:width="17.59cm" svg:height="12.515cm" draw:z-index="6"><draw:image xlink:href="Pictures/10000000000002D100000201E0E7521D044A1F60.png" xlink:type="simple" xlink:show="embed" xlink:actuate="onLoad" loext:mime-type="image/png"/></draw:frame><text:span text:style-name="T1"/></text:p>
      <text:p text:style-name="P1"><draw:frame draw:style-name="fr1" draw:name="Изображение8" text:anchor-type="paragraph" svg:width="17.59cm" svg:height="11.643cm" draw:z-index="7"><draw:image xlink:href="Pictures/10000000000003A1000002674262A8F15F17FDFE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 LibreOffice_project/60da17e045e08f1793c57c00ba83cdfce946d0aa</meta:generator>
    <dc:date>2021-09-13T16:38:14.905000000</dc:date>
    <meta:editing-duration>PT9M29S</meta:editing-duration>
    <meta:editing-cycles>1</meta:editing-cycles>
    <meta:document-statistic meta:table-count="0" meta:image-count="8" meta:object-count="0" meta:page-count="5" meta:paragraph-count="2" meta:word-count="3" meta:character-count="23" meta:non-whitespace-character-count="20"/>
  </office:meta>
</office:document-meta>
</file>